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hicago 311 Service Requests</text:h>
      <text:h text:style-name="Heading_20_3" text:outline-level="3">Operational Efficiency &amp; Service Equity Analysis</text:h>
      <text:h text:style-name="Heading_20_2" text:outline-level="2">Project Overview</text:h>
      <text:p text:style-name="Text_20_body">This project analyzes a subset of <text:span text:style-name="Strong_20_Emphasis">Chicago 311 service request data</text:span> to understand how request volume, resolution time, department responsibility, and geography interact in a large municipal service system.</text:p>
      <text:p text:style-name="Text_20_body">The primary goal is to evaluate <text:span text:style-name="Strong_20_Emphasis">operational efficiency</text:span> while identifying patterns that may affect <text:span text:style-name="Strong_20_Emphasis">service equity</text:span> across neighborhoods.</text:p>
      <text:p text:style-name="Horizontal_20_Line"/>
      <text:h text:style-name="Heading_20_2" text:outline-level="2">Data &amp; Tools</text:h>
      <text:list text:style-name="L1">
        <text:list-item>
          <text:p text:style-name="P1"><text:span text:style-name="Strong_20_Emphasis">Data Source:</text:span> Chicago Open Data (311 Service Requests)</text:p>
        </text:list-item>
        <text:list-item>
          <text:p text:style-name="P1"><text:span text:style-name="Strong_20_Emphasis">Records Analyzed:</text:span> 20,000</text:p>
        </text:list-item>
        <text:list-item>
          <text:p text:style-name="P1"><text:span text:style-name="Strong_20_Emphasis">Time Coverage:</text:span> 2022 (sample)</text:p>
        </text:list-item>
        <text:list-item>
          <text:p text:style-name="P1"><text:span text:style-name="Strong_20_Emphasis">Tools Used:</text:span></text:p>
          <text:list>
            <text:list-item>
              <text:p text:style-name="P1">SQL (SQLite / DB Browser)</text:p>
            </text:list-item>
            <text:list-item>
              <text:p text:style-name="P1">Python (pandas, matplotlib)</text:p>
            </text:list-item>
            <text:list-item>
              <text:p text:style-name="P1">GitHub for documentation and reproducibility</text:p>
            </text:list-item>
          </text:list>
        </text:list-item>
      </text:list>
      <text:p text:style-name="Horizontal_20_Line"/>
      <text:h text:style-name="Heading_20_2" text:outline-level="2">Methodology</text:h>
      <text:list text:style-name="L2">
        <text:list-item>
          <text:p text:style-name="P2">Imported raw CSV data into SQLite and validated schema integrity.</text:p>
        </text:list-item>
        <text:list-item>
          <text:p text:style-name="P2">Engineered a new feature, <text:span text:style-name="Source_20_Text">resolution_hours</text:span>, calculated from request creation and closure timestamps.</text:p>
        </text:list-item>
        <text:list-item>
          <text:p text:style-name="P2">Verified data completeness (99.7% of requests were closed).</text:p>
        </text:list-item>
        <text:list-item>
          <text:p text:style-name="P2">Used SQL to aggregate requests by:</text:p>
          <text:list>
            <text:list-item>
              <text:p text:style-name="P2">Service type</text:p>
            </text:list-item>
            <text:list-item>
              <text:p text:style-name="P2">Department</text:p>
            </text:list-item>
            <text:list-item>
              <text:p text:style-name="P2">Community area</text:p>
            </text:list-item>
            <text:list-item>
              <text:p text:style-name="P2">Time of day and day of week</text:p>
            </text:list-item>
          </text:list>
        </text:list-item>
        <text:list-item>
          <text:p text:style-name="P2">Exported aggregated results to Python for visualization.</text:p>
        </text:list-item>
        <text:list-item>
          <text:p text:style-name="P2"><text:soft-page-break/>Evaluated skew and outliers to avoid misleading conclusions.</text:p>
        </text:list-item>
      </text:list>
      <text:p text:style-name="Horizontal_20_Line"/>
      <text:h text:style-name="Heading_20_2" text:outline-level="2">Key Findings</text:h>
      <text:h text:style-name="Heading_20_3" text:outline-level="3">1. Request Resolution Times Are Highly Skewed</text:h>
      <text:p text:style-name="Text_20_body">Although the <text:span text:style-name="Strong_20_Emphasis">average resolution time</text:span> is approximately <text:span text:style-name="Strong_20_Emphasis">11 days</text:span>, this metric is misleading due to a long right tail.</text:p>
      <text:list text:style-name="L3">
        <text:list-item>
          <text:p text:style-name="P3"><text:span text:style-name="Strong_20_Emphasis">42%</text:span> of requests resolve within the same hour.</text:p>
        </text:list-item>
        <text:list-item>
          <text:p text:style-name="P3">A small number of cases remain open for months or years.</text:p>
        </text:list-item>
        <text:list-item>
          <text:p text:style-name="P3">Median or percentile-based measures are more appropriate than the mean.</text:p>
        </text:list-item>
      </text:list>
      <text:p text:style-name="Quotations"><text:span text:style-name="Emphasis">This insight informed the decision to visualize both trimmed distributions and log-scaled histograms.</text:span></text:p>
      <text:p text:style-name="Text_20_body"><text:span text:style-name="Emphasis">(Insert resolution time histogram here)</text:span></text:p>
      <text:p text:style-name="Horizontal_20_Line"/>
      <text:h text:style-name="Heading_20_3" text:outline-level="3">2. Most Requests Are Resolved Quickly</text:h>
      <text:p text:style-name="Text_20_body">When grouped into resolution-time buckets:</text:p>
      <text:list text:style-name="L4">
        <text:list-item>
          <text:p text:style-name="P4">The majority of requests are completed within <text:span text:style-name="Strong_20_Emphasis">24 hours</text:span>.</text:p>
        </text:list-item>
        <text:list-item>
          <text:p text:style-name="P4">A smaller but meaningful subset takes <text:span text:style-name="Strong_20_Emphasis">more than 7 days</text:span> to resolve.</text:p>
        </text:list-item>
      </text:list>
      <text:p text:style-name="Text_20_body">This suggests that while the system is generally responsive, long-running cases significantly impact perceived performance.</text:p>
      <text:p text:style-name="Text_20_body"><text:span text:style-name="Emphasis">(Insert resolution bucket bar chart here)</text:span></text:p>
      <text:p text:style-name="Horizontal_20_Line"/>
      <text:h text:style-name="Heading_20_3" text:outline-level="3">3. Department Performance Reflects Task Complexity</text:h>
      <text:p text:style-name="Text_20_body">Departments responsible for <text:span text:style-name="Strong_20_Emphasis">informational or administrative requests</text:span> (e.g., 311 City Services, Aviation) show near-zero resolution times.</text:p>
      <text:p text:style-name="Text_20_body">In contrast, departments handling <text:span text:style-name="Strong_20_Emphasis">infrastructure or regulatory work</text:span> (e.g., Buildings, Transportation) exhibit much longer average resolution times.</text:p>
      <text:p text:style-name="Text_20_body">This highlights the importance of <text:span text:style-name="Strong_20_Emphasis">contextualizing performance metrics by request type and operational role</text:span>.</text:p>
      <text:p text:style-name="Text_20_body"><text:span text:style-name="Emphasis">(Insert department bar chart here)</text:span></text:p>
      <text:p text:style-name="Horizontal_20_Line"/>
      <text:h text:style-name="Heading_20_3" text:outline-level="3"><text:soft-page-break/>4. High Request Volume Does Not Imply Poor Performance</text:h>
      <text:p text:style-name="Text_20_body">Some community areas process a very high number of requests while maintaining <text:span text:style-name="Strong_20_Emphasis">low average resolution times</text:span>.</text:p>
      <text:p text:style-name="Text_20_body">Conversely, certain lower-volume areas experience significantly longer delays.</text:p>
      <text:p text:style-name="Text_20_body">This finding suggests that <text:span text:style-name="Strong_20_Emphasis">capacity and process efficiency</text:span>, rather than sheer volume, play a critical role in service outcomes.</text:p>
      <text:p text:style-name="Text_20_body"><text:span text:style-name="Emphasis">(Insert community area charts here)</text:span></text:p>
      <text:p text:style-name="Horizontal_20_Line"/>
      <text:h text:style-name="Heading_20_3" text:outline-level="3">5. Strong Temporal Patterns Align with Business Hours</text:h>
      <text:p text:style-name="Text_20_body">Request volume peaks during standard daytime hours and drops sharply overnight.</text:p>
      <text:p text:style-name="Text_20_body">This pattern aligns with expected demand cycles and suggests staffing levels are broadly synchronized with usage patterns.</text:p>
      <text:p text:style-name="Text_20_body"><text:span text:style-name="Emphasis">(Insert heatmap here)</text:span></text:p>
      <text:p text:style-name="Horizontal_20_Line"/>
      <text:h text:style-name="Heading_20_2" text:outline-level="2">Data Quality &amp; Limitations</text:h>
      <text:list text:style-name="L5">
        <text:list-item>
          <text:p text:style-name="P5">Resolution times are heavily right-skewed due to long-running outliers.</text:p>
        </text:list-item>
        <text:list-item>
          <text:p text:style-name="P5">Some zero-hour closures may reflect administrative handling rather than physical service completion.</text:p>
        </text:list-item>
        <text:list-item>
          <text:p text:style-name="P5">Community area analysis excludes areas with very low request counts to reduce noise.</text:p>
        </text:list-item>
        <text:list-item>
          <text:p text:style-name="P5">Results reflect a sample of data and may not generalize across all years.</text:p>
        </text:list-item>
      </text:list>
      <text:p text:style-name="Horizontal_20_Line"/>
      <text:h text:style-name="Heading_20_2" text:outline-level="2">Conclusion</text:h>
      <text:p text:style-name="Text_20_body">This analysis shows that Chicago’s 311 system resolves most requests quickly, but <text:span text:style-name="Strong_20_Emphasis">a small number of complex cases disproportionately affect average performance metrics</text:span>.</text:p>
      <text:p text:style-name="Text_20_body">Effective evaluation of public service systems requires:</text:p>
      <text:list text:style-name="L6">
        <text:list-item>
          <text:p text:style-name="P6">Careful handling of skewed data</text:p>
        </text:list-item>
        <text:list-item>
          <text:p text:style-name="P6">Context-aware interpretation of departmental metrics</text:p>
        </text:list-item>
        <text:list-item>
          <text:p text:style-name="P6">Geographic normalization rather than raw comparisons</text:p>
        </text:list-item>
      </text:list>
      <text:p text:style-name="Horizontal_20_Line"/>
      <text:h text:style-name="Heading_20_2" text:outline-level="2"><text:soft-page-break/>Next Steps</text:h>
      <text:list text:style-name="L7">
        <text:list-item>
          <text:p text:style-name="P7">Replace averages with median and percentile-based performance metrics</text:p>
        </text:list-item>
        <text:list-item>
          <text:p text:style-name="P7">Incorporate service-type–specific resolution benchmarks</text:p>
        </text:list-item>
        <text:list-item>
          <text:p text:style-name="P7">Add year-over-year comparisons</text:p>
        </text:list-item>
        <text:list-item>
          <text:p text:style-name="P7">Build interactive dashboards for deeper exploration</text:p>
        </text:list-item>
      </text:list>
      <text:p text:style-name="Horizontal_20_Line"/>
      <text:h text:style-name="Heading_20_2" text:outline-level="2">Author</text:h>
      <text:p text:style-name="Text_20_body"><text:span text:style-name="Strong_20_Emphasis">Derek Livingston</text:span><text:line-break/>Data Analyst Portfolio Project</text:p>
      <text:p text:style-name="Horizontal_20_Line"/>
      <text:h text:style-name="Heading_20_2" text:outline-level="2">Final tip (important)</text:h>
      <text:p text:style-name="Text_20_body">When you upload charts to GitHub:</text:p>
      <text:list text:style-name="L8">
        <text:list-item>
          <text:p text:style-name="P8">Put them in <text:span text:style-name="Source_20_Text">/output/</text:span></text:p>
        </text:list-item>
        <text:list-item>
          <text:p text:style-name="P8">Reference them like: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1T14:58:25.019835400</meta:creation-date>
    <dc:date>2026-02-01T14:58:46.446686900</dc:date>
    <meta:editing-duration>PT21S</meta:editing-duration>
    <meta:editing-cycles>1</meta:editing-cycles>
    <meta:document-statistic meta:table-count="0" meta:image-count="0" meta:object-count="0" meta:page-count="4" meta:paragraph-count="74" meta:word-count="618" meta:character-count="4226" meta:non-whitespace-character-count="3718"/>
    <meta:generator>LibreOffice/25.8.4.2$Windows_X86_64 LibreOffice_project/290daaa01b999472f0c7a3890eb6a550fd74c6df</meta:generator>
  </office:meta>
</office:document-meta>
</file>